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818" table:content-validation-name="val2" table:style-name="ce6">
            <text:p>10,818</text:p>
          </table:table-cell>
          <table:table-cell office:value-type="float" office:value="9908.0666313617949" table:content-validation-name="val1" table:style-name="ce7">
            <text:p>9,908.07</text:p>
          </table:table-cell>
          <table:table-cell office:value-type="float" office:value="21908" table:content-validation-name="val2" table:style-name="ce6">
            <text:p>21,908</text:p>
          </table:table-cell>
          <table:table-cell office:value-type="float" office:value="20620.372676805004" table:content-validation-name="val1" table:style-name="ce7">
            <text:p>20,620.37</text:p>
          </table:table-cell>
          <table:table-cell office:value-type="float" office:value="13550" table:content-validation-name="val2" table:style-name="ce6">
            <text:p>13,550</text:p>
          </table:table-cell>
          <table:table-cell office:value-type="float" office:value="13148.179701950281" table:content-validation-name="val1" table:style-name="ce7">
            <text:p>13,148.18</text:p>
          </table:table-cell>
          <table:table-cell office:value-type="float" office:value="4871" table:content-validation-name="val2" table:style-name="ce6">
            <text:p>4,871</text:p>
          </table:table-cell>
          <table:table-cell office:value-type="float" office:value="4770.1583783786009" table:content-validation-name="val1" table:style-name="ce7">
            <text:p>4,770.16</text:p>
          </table:table-cell>
          <table:table-cell office:value-type="float" office:value="353" table:content-validation-name="val2" table:style-name="ce6">
            <text:p>353</text:p>
          </table:table-cell>
          <table:table-cell office:value-type="float" office:value="349.60540540540001" table:content-validation-name="val1" table:style-name="ce7">
            <text:p>349.61</text:p>
          </table:table-cell>
          <table:table-cell office:value-type="float" office:value="151" table:content-validation-name="val2" table:style-name="ce6">
            <text:p>151</text:p>
          </table:table-cell>
          <table:table-cell office:value-type="float" office:value="149.51216216219999" table:content-validation-name="val1" table:style-name="ce7">
            <text:p>149.51</text:p>
          </table:table-cell>
          <table:table-cell office:value-type="float" office:value="51651" table:style-name="ce8">
            <text:p>51,651</text:p>
          </table:table-cell>
          <table:table-cell office:value-type="float" office:value="48945.894956063283" table:style-name="ce9">
            <text:p>48,945.89</text:p>
          </table:table-cell>
          <table:table-cell office:value-type="float" office:value="3664" table:content-validation-name="val4" table:style-name="ce6">
            <text:p>3,664</text:p>
          </table:table-cell>
          <table:table-cell office:value-type="float" office:value="3583.419379212397" table:content-validation-name="val1" table:style-name="ce7">
            <text:p>3,583.42</text:p>
          </table:table-cell>
          <table:table-cell office:value-type="float" office:value="506" table:content-validation-name="val4" table:style-name="ce6">
            <text:p>506</text:p>
          </table:table-cell>
          <table:table-cell office:value-type="float" office:value="501.38918918910002" table:content-validation-name="val1" table:style-name="ce7">
            <text:p>501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170" table:style-name="ce8">
            <text:p>4,170</text:p>
          </table:table-cell>
          <table:table-cell office:value-type="float" office:value="4084.8085684014968" table:style-name="ce9">
            <text:p>4,084.81</text:p>
          </table:table-cell>
          <table:table-cell table:style-name="ce7"/>
          <table:table-cell office:value-type="float" office:value="55821" table:style-name="ce8">
            <text:p>55,821</text:p>
          </table:table-cell>
          <table:table-cell office:value-type="float" office:value="53030.703524464778" table:style-name="ce9">
            <text:p>53,030.70</text:p>
          </table:table-cell>
          <table:table-cell office:value-type="currency" office:value="144758086.72" table:content-validation-name="val5" table:style-name="ce10">
            <text:p>£144,758,086.72</text:p>
          </table:table-cell>
          <table:table-cell office:value-type="currency" office:value="13713287.689999994" table:content-validation-name="val5" table:style-name="ce10">
            <text:p>£13,713,287.69</text:p>
          </table:table-cell>
          <table:table-cell office:value-type="currency" office:value="-753165.35000000009" table:content-validation-name="val5" table:style-name="ce10">
            <text:p>-£753,165.35</text:p>
          </table:table-cell>
          <table:table-cell office:value-type="currency" office:value="2511184.6399999992" table:content-validation-name="val5" table:style-name="ce10">
            <text:p>£2,511,184.64</text:p>
          </table:table-cell>
          <table:table-cell office:value-type="currency" office:value="44638444.879999995" table:content-validation-name="val5" table:style-name="ce10">
            <text:p>£44,638,444.88</text:p>
          </table:table-cell>
          <table:table-cell office:value-type="currency" office:value="16841487.550000001" table:content-validation-name="val5" table:style-name="ce10">
            <text:p>£16,841,487.55</text:p>
          </table:table-cell>
          <table:table-cell office:value-type="currency" office:value="221709326.13" table:style-name="ce11">
            <text:p>£221,709,326.13</text:p>
          </table:table-cell>
          <table:table-cell office:value-type="currency" office:value="12434561.980000004" table:content-validation-name="val5" table:style-name="ce10">
            <text:p>£12,434,561.98</text:p>
          </table:table-cell>
          <table:table-cell office:value-type="currency" office:value="10616393.73" table:content-validation-name="val5" table:style-name="ce10">
            <text:p>£10,616,393.73</text:p>
          </table:table-cell>
          <table:table-cell office:value-type="currency" office:value="23050955.710000005" table:style-name="ce11">
            <text:p>£23,050,955.71</text:p>
          </table:table-cell>
          <table:table-cell office:value-type="currency" office:value="244760281.84" table:style-name="ce12">
            <text:p>£244,760,281.84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09" table:content-validation-name="val2" table:style-name="ce6">
            <text:p>409</text:p>
          </table:table-cell>
          <table:table-cell office:value-type="float" office:value="311.42" table:content-validation-name="val1" table:style-name="ce7">
            <text:p>311.42</text:p>
          </table:table-cell>
          <table:table-cell office:value-type="float" office:value="329" table:content-validation-name="val2" table:style-name="ce6">
            <text:p>329</text:p>
          </table:table-cell>
          <table:table-cell office:value-type="float" office:value="296.51" table:content-validation-name="val1" table:style-name="ce7">
            <text:p>296.51</text:p>
          </table:table-cell>
          <table:table-cell office:value-type="float" office:value="486" table:content-validation-name="val2" table:style-name="ce6">
            <text:p>486</text:p>
          </table:table-cell>
          <table:table-cell office:value-type="float" office:value="467.41" table:content-validation-name="val1" table:style-name="ce7">
            <text:p>467.41</text:p>
          </table:table-cell>
          <table:table-cell office:value-type="float" office:value="101" table:content-validation-name="val2" table:style-name="ce6">
            <text:p>101</text:p>
          </table:table-cell>
          <table:table-cell office:value-type="float" office:value="98.15" table:content-validation-name="val1" table:style-name="ce7">
            <text:p>98.1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35" table:style-name="ce8">
            <text:p>1,335</text:p>
          </table:table-cell>
          <table:table-cell office:value-type="float" office:value="1183.4900000000002" table:style-name="ce9">
            <text:p>1,183.4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6" table:content-validation-name="val1" table:style-name="ce6">
            <text:p>16</text:p>
          </table:table-cell>
          <table:table-cell office:value-type="float" office:value="16" table:content-validation-name="val3" table:style-name="ce7">
            <text:p>16.0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.00</text:p>
          </table:table-cell>
          <table:table-cell table:style-name="ce7"/>
          <table:table-cell office:value-type="float" office:value="1351" table:style-name="ce8">
            <text:p>1,351</text:p>
          </table:table-cell>
          <table:table-cell office:value-type="float" office:value="1199.4900000000002" table:style-name="ce9">
            <text:p>1,199.49</text:p>
          </table:table-cell>
          <table:table-cell office:value-type="currency" office:value="3252826.4499999997" table:content-validation-name="val5" table:style-name="ce10">
            <text:p>£3,252,826.45</text:p>
          </table:table-cell>
          <table:table-cell office:value-type="currency" office:value="27092.640000000021" table:content-validation-name="val5" table:style-name="ce10">
            <text:p>£27,092.6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7036.80999999995" table:content-validation-name="val5" table:style-name="ce10">
            <text:p>£17,036.81</text:p>
          </table:table-cell>
          <table:table-cell office:value-type="currency" office:value="928477.06000000169" table:content-validation-name="val5" table:style-name="ce10">
            <text:p>£928,477.06</text:p>
          </table:table-cell>
          <table:table-cell office:value-type="currency" office:value="342672.95" table:content-validation-name="val5" table:style-name="ce10">
            <text:p>£342,672.95</text:p>
          </table:table-cell>
          <table:table-cell office:value-type="currency" office:value="4568105.910000002" table:style-name="ce11">
            <text:p>£4,568,105.91</text:p>
          </table:table-cell>
          <table:table-cell office:value-type="currency" office:value="284201.06" table:content-validation-name="val5" table:style-name="ce10">
            <text:p>£284,201.0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84201.06" table:style-name="ce11">
            <text:p>£284,201.06</text:p>
          </table:table-cell>
          <table:table-cell office:value-type="currency" office:value="4852306.9700000016" table:style-name="ce12">
            <text:p>£4,852,306.9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2" table:content-validation-name="val2" table:style-name="ce6">
            <text:p>152</text:p>
          </table:table-cell>
          <table:table-cell office:value-type="float" office:value="146.57" table:content-validation-name="val1" table:style-name="ce7">
            <text:p>146.57</text:p>
          </table:table-cell>
          <table:table-cell office:value-type="float" office:value="366" table:content-validation-name="val2" table:style-name="ce6">
            <text:p>366</text:p>
          </table:table-cell>
          <table:table-cell office:value-type="float" office:value="344.73" table:content-validation-name="val1" table:style-name="ce7">
            <text:p>344.73</text:p>
          </table:table-cell>
          <table:table-cell office:value-type="float" office:value="389" table:content-validation-name="val2" table:style-name="ce6">
            <text:p>389</text:p>
          </table:table-cell>
          <table:table-cell office:value-type="float" office:value="380.58" table:content-validation-name="val1" table:style-name="ce7">
            <text:p>380.58</text:p>
          </table:table-cell>
          <table:table-cell office:value-type="float" office:value="49" table:content-validation-name="val2" table:style-name="ce6">
            <text:p>49</text:p>
          </table:table-cell>
          <table:table-cell office:value-type="float" office:value="47.96" table:content-validation-name="val1" table:style-name="ce7">
            <text:p>47.96</text:p>
          </table:table-cell>
          <table:table-cell office:value-type="float" office:value="15" table:content-validation-name="val2" table:style-name="ce6">
            <text:p>15</text:p>
          </table:table-cell>
          <table:table-cell office:value-type="float" office:value="15" table:content-validation-name="val1" table:style-name="ce7">
            <text:p>15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72" table:style-name="ce8">
            <text:p>972</text:p>
          </table:table-cell>
          <table:table-cell office:value-type="float" office:value="935.84" table:style-name="ce9">
            <text:p>935.8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73" table:style-name="ce8">
            <text:p>973</text:p>
          </table:table-cell>
          <table:table-cell office:value-type="float" office:value="936.84" table:style-name="ce9">
            <text:p>936.84</text:p>
          </table:table-cell>
          <table:table-cell office:value-type="currency" office:value="3197317" table:content-validation-name="val5" table:style-name="ce10">
            <text:p>£3,197,317.00</text:p>
          </table:table-cell>
          <table:table-cell office:value-type="currency" office:value="111309" table:content-validation-name="val5" table:style-name="ce10">
            <text:p>£111,309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000" table:content-validation-name="val5" table:style-name="ce10">
            <text:p>£6,000.00</text:p>
          </table:table-cell>
          <table:table-cell office:value-type="currency" office:value="953983" table:content-validation-name="val5" table:style-name="ce10">
            <text:p>£953,983.00</text:p>
          </table:table-cell>
          <table:table-cell office:value-type="currency" office:value="367615" table:content-validation-name="val5" table:style-name="ce10">
            <text:p>£367,615.00</text:p>
          </table:table-cell>
          <table:table-cell office:value-type="currency" office:value="4636224" table:style-name="ce11">
            <text:p>£4,636,224.00</text:p>
          </table:table-cell>
          <table:table-cell office:value-type="currency" office:value="3496" table:content-validation-name="val5" table:style-name="ce10">
            <text:p>£3,496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496" table:style-name="ce11">
            <text:p>£3,496.00</text:p>
          </table:table-cell>
          <table:table-cell office:value-type="currency" office:value="4639720" table:style-name="ce12">
            <text:p>£4,639,720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8.23" table:content-validation-name="val1" table:style-name="ce7">
            <text:p>8.23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42" table:content-validation-name="val2" table:style-name="ce6">
            <text:p>42</text:p>
          </table:table-cell>
          <table:table-cell office:value-type="float" office:value="37.82" table:content-validation-name="val1" table:style-name="ce7">
            <text:p>37.82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70" table:style-name="ce8">
            <text:p>70</text:p>
          </table:table-cell>
          <table:table-cell office:value-type="float" office:value="58.849999999999994" table:style-name="ce9">
            <text:p>58.8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float" office:value="58.849999999999994" table:style-name="ce9">
            <text:p>58.85</text:p>
          </table:table-cell>
          <table:table-cell office:value-type="currency" office:value="211425.12" table:content-validation-name="val5" table:style-name="ce10">
            <text:p>£211,425.1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74.58" table:content-validation-name="val5" table:style-name="ce10">
            <text:p>£174.58</text:p>
          </table:table-cell>
          <table:table-cell office:value-type="currency" office:value="58585.34" table:content-validation-name="val5" table:style-name="ce10">
            <text:p>£58,585.34</text:p>
          </table:table-cell>
          <table:table-cell office:value-type="currency" office:value="22655.279999999999" table:content-validation-name="val5" table:style-name="ce10">
            <text:p>£22,655.28</text:p>
          </table:table-cell>
          <table:table-cell office:value-type="currency" office:value="292840.31999999995" table:style-name="ce11">
            <text:p>£292,840.3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92840.31999999995" table:style-name="ce11">
            <text:p>£292,840.3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1" table:content-validation-name="val2" table:style-name="ce6">
            <text:p>91</text:p>
          </table:table-cell>
          <table:table-cell office:value-type="float" office:value="85.151111111000006" table:content-validation-name="val1" table:style-name="ce7">
            <text:p>85.15</text:p>
          </table:table-cell>
          <table:table-cell office:value-type="float" office:value="118" table:content-validation-name="val2" table:style-name="ce6">
            <text:p>118</text:p>
          </table:table-cell>
          <table:table-cell office:value-type="float" office:value="116.24" table:content-validation-name="val1" table:style-name="ce7">
            <text:p>116.24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4.73333333299999" table:content-validation-name="val1" table:style-name="ce7">
            <text:p>104.73</text:p>
          </table:table-cell>
          <table:table-cell office:value-type="float" office:value="26" table:content-validation-name="val2" table:style-name="ce6">
            <text:p>26</text:p>
          </table:table-cell>
          <table:table-cell office:value-type="float" office:value="25.4" table:content-validation-name="val1" table:style-name="ce7">
            <text:p>25.4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1.1383333359999999" table:content-validation-name="val1" table:style-name="ce7">
            <text:p>1.14</text:p>
          </table:table-cell>
          <table:table-cell office:value-type="float" office:value="353" table:style-name="ce8">
            <text:p>353</text:p>
          </table:table-cell>
          <table:table-cell office:value-type="float" office:value="337.66277778" table:style-name="ce9">
            <text:p>337.6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5" table:content-validation-name="val4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.00</text:p>
          </table:table-cell>
          <table:table-cell table:style-name="ce7"/>
          <table:table-cell office:value-type="float" office:value="358" table:style-name="ce8">
            <text:p>358</text:p>
          </table:table-cell>
          <table:table-cell office:value-type="float" office:value="342.66277778" table:style-name="ce9">
            <text:p>342.66</text:p>
          </table:table-cell>
          <table:table-cell office:value-type="currency" office:value="1111155.99" table:content-validation-name="val5" table:style-name="ce10">
            <text:p>£1,111,155.99</text:p>
          </table:table-cell>
          <table:table-cell office:value-type="currency" office:value="6845.78" table:content-validation-name="val5" table:style-name="ce10">
            <text:p>£6,845.78</text:p>
          </table:table-cell>
          <table:table-cell office:value-type="currency" office:value="138000" table:content-validation-name="val5" table:style-name="ce10">
            <text:p>£138,000.00</text:p>
          </table:table-cell>
          <table:table-cell office:value-type="currency" office:value="6706.03" table:content-validation-name="val5" table:style-name="ce10">
            <text:p>£6,706.03</text:p>
          </table:table-cell>
          <table:table-cell office:value-type="currency" office:value="294465.42" table:content-validation-name="val5" table:style-name="ce10">
            <text:p>£294,465.42</text:p>
          </table:table-cell>
          <table:table-cell office:value-type="currency" office:value="136509.12" table:content-validation-name="val5" table:style-name="ce10">
            <text:p>£136,509.12</text:p>
          </table:table-cell>
          <table:table-cell office:value-type="currency" office:value="1693682.3399999999" table:style-name="ce11">
            <text:p>£1,693,682.3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6268.19" table:content-validation-name="val5" table:style-name="ce10">
            <text:p>£36,268.19</text:p>
          </table:table-cell>
          <table:table-cell office:value-type="currency" office:value="36268.19" table:style-name="ce11">
            <text:p>£36,268.19</text:p>
          </table:table-cell>
          <table:table-cell office:value-type="currency" office:value="1729950.5299999998" table:style-name="ce12">
            <text:p>£1,729,950.5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5" table:content-validation-name="val1" table:style-name="ce7">
            <text:p>8.50</text:p>
          </table:table-cell>
          <table:table-cell office:value-type="float" office:value="78" table:content-validation-name="val2" table:style-name="ce6">
            <text:p>78</text:p>
          </table:table-cell>
          <table:table-cell office:value-type="float" office:value="76.290000000000006" table:content-validation-name="val1" table:style-name="ce7">
            <text:p>76.29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4" table:style-name="ce8">
            <text:p>104</text:p>
          </table:table-cell>
          <table:table-cell office:value-type="float" office:value="101.60000000000001" table:style-name="ce9">
            <text:p>101.6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float" office:value="101.60000000000001" table:style-name="ce9">
            <text:p>101.60</text:p>
          </table:table-cell>
          <table:table-cell office:value-type="currency" office:value="295785.09999999998" table:content-validation-name="val5" table:style-name="ce10">
            <text:p>£295,785.10</text:p>
          </table:table-cell>
          <table:table-cell office:value-type="currency" office:value="5347.64" table:content-validation-name="val5" table:style-name="ce10">
            <text:p>£5,347.6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1932.87" table:content-validation-name="val5" table:style-name="ce10">
            <text:p>£81,932.87</text:p>
          </table:table-cell>
          <table:table-cell office:value-type="currency" office:value="31922.09" table:content-validation-name="val5" table:style-name="ce10">
            <text:p>£31,922.09</text:p>
          </table:table-cell>
          <table:table-cell office:value-type="currency" office:value="414987.7" table:style-name="ce11">
            <text:p>£414,987.7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14987.7" table:style-name="ce12">
            <text:p>£414,987.7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8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5-29T10:12:12Z</dc:date>
  </office:meta>
</office:document-meta>
</file>